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01C0000001CA2E8F1C4.png" manifest:media-type="image/png"/>
  <manifest:file-entry manifest:full-path="Pictures/10001108000002E5000002E51B6A8459.svg" manifest:media-type="image/svg+xml"/>
  <manifest:file-entry manifest:full-path="Pictures/10000000000001D2000001AF7A71F806.png" manifest:media-type="image/png"/>
  <manifest:file-entry manifest:full-path="Pictures/10000001000000C000000080600F5CE4.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6cm, 0cm, 0cm)" draw:image-opacity="100%" style:mirror="none" loext:decorative="false"/>
    </style:style>
    <style:style style:name="gr2" style:family="graphic" style:parent-style-name="standard">
      <style:graphic-properties svg:stroke-width="0.106cm" svg:stroke-color="#55308d" draw:marker-start-width="0.359cm" draw:marker-end-width="0.359cm" draw:fill="none" draw:fill-color="#ffffff" loext:fill-use-slide-background="false" draw:textarea-horizontal-align="justify" draw:textarea-vertical-align="middle" draw:auto-grow-height="false" fo:min-height="1.309cm" fo:min-width="14.684cm" fo:padding-top="0.178cm" fo:padding-bottom="0.178cm" fo:padding-left="0.303cm" fo:padding-right="0.303cm" loext:decorative="false"/>
    </style:style>
    <style:style style:name="gr3" style:family="graphic" style:parent-style-name="standard">
      <style:graphic-properties draw:stroke="none" draw:fill="none" fo:min-height="3.9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3.181cm" fo:min-width="11.504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2.054cm" fo:min-width="3.55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2.362cm" fo:min-width="4.302cm" fo:padding-top="0.178cm" fo:padding-bottom="0.178cm" fo:padding-left="0.303cm" fo:padding-right="0.303cm" fo:wrap-option="wrap" style:writing-mode="lr-tb" loext:decorative="false"/>
      <style:paragraph-properties style:writing-mode="lr-tb"/>
    </style:style>
    <style:style style:name="gr8" style:family="graphic" style:parent-style-name="standard" style:list-style-name="L1">
      <style:graphic-properties svg:stroke-color="#ffff00" draw:fill-color="#ffffd7" draw:textarea-horizontal-align="justify" draw:textarea-vertical-align="middle" draw:auto-grow-height="false" fo:min-height="0.825cm" fo:min-width="10.15cm" style:writing-mode="lr-tb" loext:decorative="false"/>
      <style:paragraph-properties style:writing-mode="lr-tb"/>
    </style:style>
    <style:style style:name="gr9" style:family="graphic" style:parent-style-name="standard" style:list-style-name="L1">
      <style:graphic-properties svg:stroke-color="#ffff00" draw:fill-color="#ffffd7" draw:textarea-horizontal-align="justify" draw:textarea-vertical-align="middle" draw:auto-grow-height="false" fo:min-height="0.9cm" fo:min-width="11.925cm" style:writing-mode="lr-tb" loext:decorative="false"/>
      <style:paragraph-properties style:writing-mode="lr-tb"/>
    </style:style>
    <style:style style:name="gr10" style:family="graphic" style:parent-style-name="standard" style:list-style-name="L1">
      <style:graphic-properties svg:stroke-color="#ffff00" draw:fill-color="#ffffd7" draw:textarea-horizontal-align="justify" draw:textarea-vertical-align="middle" draw:auto-grow-height="false" fo:min-height="0.9cm" fo:min-width="10.45cm" style:writing-mode="lr-tb" loext:decorative="false"/>
      <style:paragraph-properties style:writing-mode="lr-tb"/>
    </style:style>
    <style:style style:name="gr11" style:family="graphic" style:parent-style-name="standard">
      <style:graphic-properties draw:stroke="none" draw:fill="none" fo:min-height="1.268cm" loext:decorative="false"/>
      <style:paragraph-properties style:writing-mode="lr-tb"/>
    </style:style>
    <style:style style:name="gr12" style:family="graphic" style:parent-style-name="standard">
      <style:graphic-properties draw:stroke="none" draw:fill="none" fo:min-height="1.525cm" loext:decorative="false"/>
      <style:paragraph-properties style:writing-mode="lr-tb"/>
    </style:style>
    <style:style style:name="gr13" style:family="graphic" style:parent-style-name="standard">
      <style:graphic-properties draw:stroke="none" draw:fill="none" fo:min-height="2.033cm" loext:decorative="false"/>
      <style:paragraph-properties style:writing-mode="lr-tb"/>
    </style:style>
    <style:style style:name="gr14"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2.054cm" fo:min-width="3.305cm" fo:padding-top="0.178cm" fo:padding-bottom="0.178cm" fo:padding-left="0.303cm" fo:padding-right="0.303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92cm" fo:min-width="17.519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441cm" fo:min-width="0cm" loext:decorative="false"/>
      <style:paragraph-properties style:writing-mode="lr-tb"/>
    </style:style>
    <style:style style:name="gr17" style:family="graphic" style:parent-style-name="standard" style:list-style-name="L1">
      <style:graphic-properties draw:stroke="none" draw:fill="none" fo:min-height="1.017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margin-left="0cm" fo:margin-right="0cm" fo:margin-top="0.02cm" fo:margin-bottom="0cm" fo:line-height="100%" fo:text-align="center" fo:text-indent="0cm"/>
    </style:style>
    <style:style style:name="P4" style:family="paragraph">
      <loext:graphic-properties draw:fill="none"/>
      <style:paragraph-properties fo:margin-top="0.42cm" fo:margin-bottom="0.35cm" fo:text-align="center"/>
      <style:text-properties fo:font-size="16pt" fo:font-weight="bold" style:font-size-asian="16pt" style:font-weight-asian="bold" style:font-size-complex="16pt" style:font-weight-complex="bold"/>
    </style:style>
    <style:style style:name="P5" style:family="paragraph">
      <style:paragraph-properties fo:margin-left="0cm" fo:margin-right="0cm" fo:margin-top="0.1cm" fo:margin-bottom="0.1cm" fo:line-height="100%" fo:text-indent="0cm"/>
    </style:style>
    <style:style style:name="P6" style:family="paragraph">
      <loext:graphic-properties draw:fill="none" draw:fill-color="#ffffff"/>
      <style:text-properties fo:font-size="14pt" style:font-size-asian="14pt" style:font-size-complex="14pt"/>
    </style:style>
    <style:style style:name="P7" style:family="paragraph">
      <style:paragraph-properties fo:text-align="center"/>
    </style:style>
    <style:style style:name="P8" style:family="paragraph">
      <loext:graphic-properties draw:fill-color="#ffffff"/>
      <style:paragraph-properties fo:text-align="center" style:writing-mode="lr-tb"/>
    </style:style>
    <style:style style:name="P9" style:family="paragraph">
      <style:paragraph-properties fo:margin-left="0cm" fo:margin-right="0cm" fo:margin-top="0.42cm" fo:margin-bottom="0.35cm" fo:line-height="100%" fo:text-align="center" fo:text-indent="0cm"/>
    </style:style>
    <style:style style:name="P10" style:family="paragraph">
      <loext:graphic-properties draw:fill-color="#ffffd7"/>
      <style:paragraph-properties fo:margin-left="0cm" fo:margin-right="0cm" fo:margin-top="0.42cm" fo:margin-bottom="0.35cm" fo:line-height="100%" fo:text-align="center" fo:text-indent="0cm" style:writing-mode="lr-tb"/>
    </style:style>
    <style:style style:name="P11" style:family="paragraph">
      <loext:graphic-properties draw:fill="none"/>
      <style:paragraph-properties fo:text-align="center"/>
      <style:text-properties fo:font-size="10pt" style:font-size-asian="10pt" style:font-size-complex="10pt"/>
    </style:style>
    <style:style style:name="P12" style:family="paragraph">
      <loext:graphic-properties draw:fill="none" draw:fill-color="#ffffff"/>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style:font-name-asian="Noto Sans CJK JP"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name-asian="Noto Sans CJK J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J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JP"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0pt" style:font-size-asian="10pt" style:font-size-complex="10pt"/>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2.107cm" svg:height="1.45cm" svg:x="0.9cm" svg:y="26.9cm">
          <draw:image xlink:href="Pictures/10000001000000C000000080600F5CE4.png" xlink:type="simple" xlink:show="embed" xlink:actuate="onLoad" draw:mime-type="image/png">
            <text:p/>
          </draw:image>
        </draw:frame>
        <draw:custom-shape draw:style-name="gr2" draw:text-style-name="P2" draw:layer="layout" svg:width="15.95cm" svg:height="2.325cm" svg:x="0.95cm" svg:y="26.475cm">
          <text:p/>
          <draw:enhanced-geometry svg:viewBox="0 0 21600 21600" draw:path-stretchpoint-x="10800" draw:path-stretchpoint-y="10800" draw:text-areas="?f3 ?f4 ?f5 ?f6" draw:type="round-rectangle" draw:modifiers="10465.69217540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19.75cm" svg:height="4.175cm" svg:x="0.925cm" svg:y="0.825cm">
          <draw:text-box>
            <text:p text:style-name="P3"><text:span text:style-name="T1">なつやすみこども科学実験教室</text:span><text:span text:style-name="T1">2024</text:span></text:p>
            <text:p text:style-name="P3"><text:span text:style-name="T2">いろんな工作や実験をしてみよう！</text:span></text:p>
            <text:p text:style-name="P3"><text:span text:style-name="T3"/></text:p>
          </draw:text-box>
        </draw:frame>
        <draw:frame draw:style-name="gr4" draw:text-style-name="P6" draw:layer="layout" svg:width="12.004cm" svg:height="3.431cm" svg:x="4.775cm" svg:y="14.419cm">
          <draw:text-box>
            <text:p text:style-name="P5"><text:span text:style-name="T4">場所：伊興地域学習センター和室 （東京都足立区）</text:span></text:p>
            <text:p text:style-name="P5"><text:span text:style-name="T4">定員：</text:span><text:span text:style-name="T4">14:00-15:00 15</text:span><text:span text:style-name="T4">名 </text:span><text:span text:style-name="T4">15:00-16:00 15</text:span><text:span text:style-name="T4">名</text:span></text:p>
            <text:p text:style-name="P5"><text:span text:style-name="T4">参加費：無料、または工作キット</text:span><text:span text:style-name="T4">(</text:span><text:span text:style-name="T4">実費</text:span><text:span text:style-name="T4">)</text:span></text:p>
            <text:p text:style-name="P5"><text:span text:style-name="T4">対象：</text:span><text:span text:style-name="T4">3</text:span><text:span text:style-name="T4">歳〜大人</text:span></text:p>
          </draw:text-box>
        </draw:frame>
        <draw:frame draw:style-name="gr5" draw:text-style-name="P1" draw:layer="layout" svg:width="10.461cm" svg:height="9.675cm" svg:x="5.843cm" svg:y="4.5cm">
          <draw:image xlink:href="Pictures/10000000000001D2000001AF7A71F806.png" xlink:type="simple" xlink:show="embed" xlink:actuate="onLoad" draw:mime-type="image/png">
            <text:p/>
          </draw:image>
        </draw:frame>
        <draw:custom-shape draw:style-name="gr6" draw:text-style-name="P8" draw:layer="layout" svg:width="6.2cm" svg:height="3.55cm" svg:x="14.8cm" svg:y="4.85cm">
          <text:p text:style-name="P7">おとのじっけん</text:p>
          <draw:enhanced-geometry svg:viewBox="0 0 21600 21600" draw:text-areas="3000 3320 17110 17330" draw:type="cloud-callout" draw:modifiers="-5750.94339622642 6350.436496761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8" draw:layer="layout" svg:width="7.35cm" svg:height="4.025cm" svg:x="0.35cm" svg:y="6.325cm">
          <text:p text:style-name="P7">べっこうあめ</text:p>
          <text:p text:style-name="P7">をつくろう</text:p>
          <draw:enhanced-geometry svg:viewBox="0 0 21600 21600" draw:text-areas="3000 3320 17110 17330" draw:type="cloud-callout" draw:modifiers="22884.0701945314 6084.053651266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8" draw:layer="layout" svg:width="7.35cm" svg:height="4.025cm" svg:x="0.55cm" svg:y="10.85cm">
          <text:p text:style-name="P7">よくまわる！</text:p>
          <text:p text:style-name="P7">ふうしゃをつくろう</text:p>
          <draw:enhanced-geometry svg:viewBox="0 0 21600 21600" draw:text-areas="3000 3320 17110 17330" draw:type="cloud-callout" draw:modifiers="23583.4036185553 2623.546944858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10" draw:layer="layout" svg:width="10.65cm" svg:height="1.075cm" svg:x="1.25cm" svg:y="17.975cm">
          <text:p text:style-name="P9"><text:span text:style-name="T5">よくまわる！かざぐるまをつくろう</text:span></text:p>
          <draw:enhanced-geometry svg:viewBox="0 0 21600 21600" draw:type="rectangle" draw:enhanced-path="M 0 0 L 21600 0 21600 21600 0 21600 0 0 Z N"/>
        </draw:custom-shape>
        <draw:custom-shape draw:style-name="gr9" draw:text-style-name="P10" draw:layer="layout" svg:width="12.425cm" svg:height="1.15cm" svg:x="4.125cm" svg:y="20.55cm">
          <text:p text:style-name="P9"><text:span text:style-name="T2">おとカウンターをはんだづづけしてみよう！</text:span></text:p>
          <draw:enhanced-geometry svg:viewBox="0 0 21600 21600" draw:type="rectangle" draw:enhanced-path="M 0 0 L 21600 0 21600 21600 0 21600 0 0 Z N"/>
        </draw:custom-shape>
        <draw:custom-shape draw:style-name="gr10" draw:text-style-name="P10" draw:layer="layout" svg:width="10.95cm" svg:height="1.15cm" svg:x="8.925cm" svg:y="23.5cm">
          <text:p text:style-name="P9"><text:span text:style-name="T2">べっこうあめを作ってみよう</text:span></text:p>
          <draw:enhanced-geometry svg:viewBox="0 0 21600 21600" draw:type="rectangle" draw:enhanced-path="M 0 0 L 21600 0 21600 21600 0 21600 0 0 Z N"/>
        </draw:custom-shape>
        <draw:frame draw:style-name="gr11" draw:text-style-name="P1" draw:layer="layout" svg:width="18.55cm" svg:height="1.518cm" svg:x="1.425cm" svg:y="19.2cm">
          <draw:text-box>
            <text:p text:style-name="P7"><text:span text:style-name="T6">風の性質を知って、くるくるとよく回る風車を作ります。 材料はストロー、割り箸、紙なのでお金をかけずにできます。 </text:span><text:span text:style-name="T6">3</text:span><text:span text:style-name="T6">歳くらい〜誰でも失敗なく簡単に作れます。</text:span></text:p>
          </draw:text-box>
        </draw:frame>
        <draw:frame draw:style-name="gr12" draw:text-style-name="P1" draw:layer="layout" svg:width="18.5cm" svg:height="1.775cm" svg:x="1.75cm" svg:y="21.625cm">
          <draw:text-box>
            <text:p text:style-name="P7"><text:span text:style-name="T3">いろんな音を測ってみよう！ 音をセンサーで測って、何ヘルツなのかを表示する「おとカウンターキット」 を組み立てます。 キットを￥</text:span><text:span text:style-name="T3">500</text:span><text:span text:style-name="T3">で購入ください。</text:span><text:span text:style-name="T6">かんたんな、はんだづけで工作できます。 小学校低学年からはんだづけできますが、高い温度を扱うことをご了承の上ご参加ください。</text:span></text:p>
          </draw:text-box>
        </draw:frame>
        <draw:frame draw:style-name="gr13" draw:text-style-name="P11" draw:layer="layout" svg:width="17.75cm" svg:height="2.283cm" svg:x="2cm" svg:y="24.7cm">
          <draw:text-box>
            <text:p text:style-name="P7"><text:span text:style-name="T6">砂糖から飴をつくってみます。お酢をつかって作ったあめが砂糖より甘くなるのはどうしてかな</text:span><text:span text:style-name="T6">?</text:span></text:p>
            <text:p text:style-name="P7"><text:span text:style-name="T6"><text:s/></text:span><text:span text:style-name="T6">白色の砂糖にどうして色がつくのかな</text:span><text:span text:style-name="T6">? </text:span></text:p>
            <text:p text:style-name="P7"><text:span text:style-name="T6">ご注意： 会場では飲食できません。持ち帰ってお食べください。</text:span></text:p>
          </draw:text-box>
        </draw:frame>
        <draw:custom-shape draw:style-name="gr14" draw:text-style-name="P8" draw:layer="layout" svg:width="5.825cm" svg:height="3.55cm" svg:x="15.175cm" svg:y="10.475cm">
          <text:p text:style-name="P7">はんだづけ</text:p>
          <draw:enhanced-geometry svg:viewBox="0 0 21600 21600" draw:text-areas="3000 3320 17110 17330" draw:type="cloud-callout" draw:modifiers="-7804.3254376931 -8844.381864263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5" draw:text-style-name="P12" draw:layer="layout" svg:width="18.019cm" svg:height="1.17cm" svg:x="1.7cm" svg:y="3.23cm">
          <draw:text-box>
            <text:p>2024年8月4日(日曜日) <text:s/>14：00-16：00 伊興地域学習センター</text:p>
          </draw:text-box>
        </draw:frame>
        <draw:frame draw:style-name="gr16" draw:text-style-name="P6" draw:layer="layout" svg:width="8.3cm" svg:height="1.691cm" svg:x="3.325cm" svg:y="26.575cm">
          <draw:text-box>
            <text:p><text:span text:style-name="T7">主催：秘密結社オープンフォース</text:span></text:p>
          </draw:text-box>
        </draw:frame>
        <draw:frame draw:style-name="gr17" draw:text-style-name="P14" draw:layer="layout" svg:width="15.271cm" svg:height="1.267cm" svg:x="3.025cm" svg:y="27.383cm">
          <draw:text-box>
            <text:p text:style-name="P13"><text:span text:style-name="T3">勉強会や様々な技術開発、災害支援活動などを行っている非営利のコミュニティです。</text:span></text:p>
            <text:p text:style-name="P13"><text:span text:style-name="T3">興味がある方は「オープンハードテラス」</text:span><text:span text:style-name="T3">DIscord</text:span><text:span text:style-name="T3">サーバにどうぞご参加ください →</text:span></text:p>
          </draw:text-box>
        </draw:frame>
        <draw:frame draw:style-name="gr5" draw:text-style-name="P1" draw:layer="layout" svg:width="3.375cm" svg:height="3.375cm" svg:x="16.8cm" svg:y="25.55cm">
          <draw:image xlink:href="Pictures/10001108000002E5000002E51B6A8459.svg" xlink:type="simple" xlink:show="embed" xlink:actuate="onLoad" draw:mime-type="image/svg+xml">
            <text:p/>
          </draw:image>
          <draw:image xlink:href="Pictures/100000010000001C0000001CA2E8F1C4.png" xlink:type="simple" xlink:show="embed" xlink:actuate="onLoad" draw:mime-type="image/png"/>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3:29:52.112912182</meta:creation-date>
    <dc:date>2024-07-30T18:01:27.517998056</dc:date>
    <meta:editing-duration>PT2H55M9S</meta:editing-duration>
    <meta:editing-cycles>3</meta:editing-cycles>
    <meta:generator>LibreOffice/7.6.4.1$Linux_X86_64 LibreOffice_project/60$Build-1</meta:generator>
    <meta:document-statistic meta:object-count="19"/>
  </office:meta>
</office:document-meta>
</file>